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1f2cad" officeooo:paragraph-rsid="001f2cad"/>
    </style:style>
    <style:style style:name="T1" style:family="text">
      <style:text-properties fo:font-variant="normal" fo:text-transform="none" fo:color="#4f4f4f" style:font-name="apple-system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make ../ -DCMAKE_BUILD_TYPE=RELEASE -DMAKE_INSTALL_PREFIX=/usr/bin/ <text:s text:c="4"/>-DINSTALL_PYTHON_EXAMPLES=ON <text:s text:c="4"/>-DINSTALL_C_EXAMPLES=OFF -DOPENCV_EXTRA_MODULES_PATH=~/niebaozhen/opencv/opencv_contrib-3.2.0/modules/ -DPYTHON_EXCUTABLE=/usr/bin/python3 <text:s text:c="4"/>-DWITH_TBB=ON <text:s text:c="4"/>-DWITH_V4L=ON <text:s text:c="6"/>-DWITH_GTK=ON <text:s text:c="4"/>-DWITH_OPENGL=ON <text:s/>-DBUILD_EXAMPLES=ON -DBUILD_TIFF=ON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4:22:21.517944494</meta:creation-date>
    <dc:date>2018-03-13T20:00:30.378735749</dc:date>
    <meta:editing-duration>PT5H22M58S</meta:editing-duration>
    <meta:editing-cycles>1</meta:editing-cycles>
    <meta:document-statistic meta:table-count="0" meta:image-count="0" meta:object-count="0" meta:page-count="1" meta:paragraph-count="1" meta:word-count="14" meta:character-count="359" meta:non-whitespace-character-count="318"/>
    <meta:generator>LibreOffice/4.2.8.2$Linux_X86_64 LibreOffice_project/420m0$Build-2</meta:generator>
  </office:meta>
</office:document-meta>
</file>